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asian="Times New Roman1" style:font-name-complex="Times New Roman1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 style:list-style-name="WWNum21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 fo:break-before="pag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>
      <style:paragraph-properties fo:margin-top="0in" fo:margin-bottom="0in" fo:line-height="100%"/>
    </style:style>
    <style:style style:name="P7" style:family="paragraph" style:parent-style-name="List_20_Paragraph" style:list-style-name="WWNum21">
      <style:paragraph-properties fo:margin-top="0in" fo:margin-bottom="0in" fo:line-height="100%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style:font-name="Calibri" style:font-name-asian="Times New Roman1" style:font-name-complex="Times New Roman1"/>
    </style:style>
    <style:style style:name="T3" style:family="text">
      <style:text-properties style:font-name="Calibri" fo:font-size="16pt" fo:font-weight="bold" style:font-name-asian="Times New Roman1" style:font-size-asian="16pt" style:font-weight-asian="bold" style:font-name-complex="Times New Roman1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WL Robotics Java Lesson 3</text:span></text:p>
      <text:list xml:id="list9129663107766870038" text:style-name="WWNum21">
        <text:list-item>
          <text:p text:style-name="P3"><text:span text:style-name="T2">Variables review</text:span></text:p>
        </text:list-item>
        <text:list-item>
          <text:p text:style-name="P3"><text:span text:style-name="T2">We use mainly just four variables</text:span></text:p>
          <text:list>
            <text:list-item>
              <text:p text:style-name="P3"><text:span text:style-name="T2">String – holds a string of characters, like “Hello there”</text:span></text:p>
            </text:list-item>
            <text:list-item>
              <text:p text:style-name="P3"><text:span text:style-name="T2">Note that string literals must be enclosed in double quotation marks</text:span></text:p>
              <text:list>
                <text:list-item>
                  <text:p text:style-name="P3"><text:span text:style-name="T2">int – holds an integer, like -5, 0, or 17</text:span></text:p>
                </text:list-item>
                <text:list-item>
                  <text:p text:style-name="P3"><text:span text:style-name="T2">double – holds a decimal (fractional) number, like 3.5</text:span></text:p>
                </text:list-item>
                <text:list-item>
                  <text:p text:style-name="P3"><text:span text:style-name="T2">Boolean – holds true or false</text:span></text:p>
                </text:list-item>
              </text:list>
            </text:list-item>
            <text:list-item>
              <text:p text:style-name="P3"><text:span text:style-name="T2">Can you put a word into a int variable?</text:span></text:p>
            </text:list-item>
            <text:list-item>
              <text:p text:style-name="P3"><text:span text:style-name="T2">Can you put a number into a String variable?</text:span></text:p>
            </text:list-item>
            <text:list-item>
              <text:p text:style-name="P3"><text:span text:style-name="T2">Converting one variable type to another</text:span></text:p>
            </text:list-item>
            <text:list-item>
              <text:p text:style-name="P3"><text:span text:style-name="T2">Not all conversions are allowed</text:span></text:p>
            </text:list-item>
            <text:list-item>
              <text:p text:style-name="P3"><text:span text:style-name="T2">What happens when you cast from double to int?</text:span></text:p>
            </text:list-item>
          </text:list>
        </text:list-item>
      </text:list>
      <text:p text:style-name="P2"><text:span text:style-name="T2"/></text:p>
      <text:list xml:id="list31487812" text:continue-numbering="true" text:style-name="WWNum21">
        <text:list-item>
          <text:p text:style-name="P3"><text:span text:style-name="T2">Integer division</text:span></text:p>
          <text:list>
            <text:list-item>
              <text:p text:style-name="P3"><text:span text:style-name="T2">int divided by int results in int</text:span></text:p>
            </text:list-item>
            <text:list-item>
              <text:p text:style-name="P3"><text:span text:style-name="T2">Use double instead</text:span></text:p>
            </text:list-item>
          </text:list>
        </text:list-item>
      </text:list>
      <text:p text:style-name="P2"><text:span text:style-name="T2"/></text:p>
      <text:list xml:id="list31465876" text:continue-numbering="true" text:style-name="WWNum21">
        <text:list-item>
          <text:p text:style-name="P3"><text:span text:style-name="T2">Control-of-Flow review</text:span></text:p>
          <text:list>
            <text:list-item>
              <text:p text:style-name="P3"><text:span text:style-name="T2">Sequence – basically one statement after another</text:span></text:p>
            </text:list-item>
            <text:list-item>
              <text:p text:style-name="P3"><text:span text:style-name="T2">Branch – if-else statement</text:span></text:p>
            </text:list-item>
            <text:list-item>
              <text:p text:style-name="P3"><text:span text:style-name="T2">Loop – for statement</text:span></text:p>
            </text:list-item>
          </text:list>
        </text:list-item>
      </text:list>
      <text:p text:style-name="P2"><text:span text:style-name="T2"/></text:p>
      <text:list xml:id="list31495962" text:continue-numbering="true" text:style-name="WWNum21">
        <text:list-item>
          <text:p text:style-name="P3"><text:span text:style-name="T2">More control-of-flow</text:span></text:p>
          <text:list>
            <text:list-item>
              <text:p text:style-name="P3"><text:span text:style-name="T2">switch – another branching statement</text:span></text:p>
            </text:list-item>
            <text:list-item>
              <text:p text:style-name="P3"><text:span text:style-name="T2">Be careful – each branch must end with “break;”</text:span></text:p>
            </text:list-item>
            <text:list-item>
              <text:p text:style-name="P3"><text:span text:style-name="T2">Optionally add “default:” as the last branch</text:span></text:p>
            </text:list-item>
            <text:list-item>
              <text:p text:style-name="P3"><text:span text:style-name="T2">while – another looping statement</text:span></text:p>
            </text:list-item>
            <text:list-item>
              <text:p text:style-name="P3"><text:span text:style-name="T2">Be careful – it is easy to create an infinite loop!</text:span></text:p>
            </text:list-item>
          </text:list>
        </text:list-item>
      </text:list>
      <text:p text:style-name="P2"><text:span text:style-name="T2"/></text:p>
      <text:list xml:id="list31476565" text:continue-numbering="true" text:style-name="WWNum21">
        <text:list-item>
          <text:p text:style-name="P3"><text:span text:style-name="T2">Variable scoping</text:span></text:p>
          <text:list>
            <text:list-item>
              <text:p text:style-name="P3"><text:span text:style-name="T2">Basically, variables “exist” only within their enclosing curly braces</text:span></text:p>
            </text:list-item>
            <text:list-item>
              <text:p text:style-name="P3"><text:span text:style-name="T2">get and set – controlling access to your class’ variables</text:span></text:p>
            </text:list-item>
          </text:list>
        </text:list-item>
      </text:list>
      <text:p text:style-name="P2"><text:span text:style-name="T2"/></text:p>
      <text:list xml:id="list31480246" text:continue-numbering="true" text:style-name="WWNum21">
        <text:list-item>
          <text:p text:style-name="P3"><text:span text:style-name="T2">Structures - Cow can only have one of three breeds</text:span></text:p>
        </text:list-item>
      </text:list>
      <text:p text:style-name="P1"><text:bookmark text:name="_GoBack"/></text:p>
      <text:p text:style-name="P4"><text:span text:style-name="T3">Practice!</text:span></text:p>
      <text:list xml:id="list31469850" text:continue-numbering="true" text:style-name="WWNum21">
        <text:list-item>
          <text:p text:style-name="P7">Have the Dog keep track of how many times it has barked.</text:p>
          <text:list>
            <text:list-item>
              <text:p text:style-name="P7">Optional extra challenge – Add a line to Main that prints out the number of barks.</text:p>
            </text:list-item>
            <text:list-item>
              <text:p text:style-name="P7">Optional extra challenge – Add the code necessary to be able to reset the Dog’s bark number from within Main.</text:p>
            </text:list-item>
          </text:list>
        </text:list-item>
      </text:list>
      <text:p text:style-name="P6"/>
      <text:list xml:id="list31479878" text:continue-numbering="true" text:style-name="WWNum21">
        <text:list-item>
          <text:p text:style-name="P7">Add a “Divide” method to Dog, similar to the “Add” method. (hint: you will need to use the data type double, not int). <text:s/>Call the new method from Main.</text:p>
          <text:list>
            <text:list-item>
              <text:p text:style-name="P7">Optional extra challenge – have the arguments be int, but the keep the return value as a double.</text:p>
            </text:list-item>
          </text:list>
        </text:list-item>
      </text:list>
      <text:p text:style-name="P6"/>
      <text:list xml:id="list31489005" text:continue-numbering="true" text:style-name="WWNum21">
        <text:list-item>
          <text:p text:style-name="P7">Add a “Catch” method to Cat, similar to the CatchMouse method. <text:s/>This new method will have a parameter for the type of critter to be caught as well as the number of critters to catch. <text:s/>The new method will have the Cat say the name and number of critter(s) caught, similar to CatchMouse. <text:s/>Call the Catch from Main.</text:p>
        </text:list-item>
      </text:list>
      <text:p text:style-name="P6"><text:span text:style-name="T2"/></text:p>
      <text:list xml:id="list31465954" text:continue-numbering="true" text:style-name="WWNum21">
        <text:list-item>
          <text:list>
            <text:list-item>
              <text:p text:style-name="P7">Optional extra challenge – use a switch statement to limit what the cat catches to a specific list of critters. <text:s/>Have the cat say something like “I won’t catch &lt;critter&gt;” when it’s not in the list.</text:p>
            </text:list-item>
          </text:list>
        </text:list-item>
      </text:list>
      <text:p text:style-name="P6"><text:span text:style-name="T2"/></text:p>
      <text:list xml:id="list31467508" text:continue-numbering="true" text:style-name="WWNum21">
        <text:list-item>
          <text:list>
            <text:list-item>
              <text:p text:style-name="P7"><text:span text:style-name="T2">Optional extra challenge – when the critter to be caught is a mouse, call the existing CatchMouse method instead of duplicating the “I caught a…” code</text:span></text:p>
            </text:list-item>
          </text:list>
        </text:list-item>
      </text:list>
      <text:p text:style-name="P6"><text:span text:style-name="T2"/></text:p>
      <text:list xml:id="list31485409" text:continue-numbering="true" text:style-name="WWNum21">
        <text:list-item>
          <text:list>
            <text:list-item>
              <text:p text:style-name="P7"><text:span text:style-name="T2">Optional extra challenge – do a Google search on “DRY programming pattern” and explain how Optional extra challenge #2 follows that pattern.</text:span></text:p>
            </text:list-item>
          </text:list>
        </text:list-item>
      </text:list>
      <text:p text:style-name="P6"><text:span text:style-name="T2"/></text:p>
      <text:list xml:id="list31495142" text:continue-numbering="true" text:style-name="WWNum21">
        <text:list-item>
          <text:p text:style-name="P7"><text:span text:style-name="T2">Optional extra challenge – Notice how the “I caught a…” line is duplicated between Catch and CatchMouse, which isn’t fully DRY. <text:s/>Correct this. <text:s/>(Ask one of the instructors for a hint if you don’t know where to begin)</text:span></text:p>
        </text:list-item>
      </text:list>
      <text:p text:style-name="P6"><text:span text:style-name="T2"/></text:p>
      <text:list xml:id="list31488490" text:continue-numbering="true" text:style-name="WWNum21">
        <text:list-item>
          <text:p text:style-name="P7"><text:span text:style-name="T2">Add code to Vocalize(int Times) to check if Times is a negative number and print out “I can’t bark that” (instead of barking) when Times is negative.</text:span></text:p>
          <text:list>
            <text:list-item>
              <text:p text:style-name="P7"><text:span text:style-name="T2">Optional extra challenge – rewrite Dog’s Vocalize(int Times) method to use a while loop instead of a for loo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Java Lesson 3<text:tab/>Page <text:page-number style:num-format="1" text:select-page="current">2</text:page-number> of <text:page-count style:num-format="1">2</text:page-count><text:tab/>v1.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</meta:initial-creator>
    <dc:creator>Jeff Schwennesen</dc:creator>
    <meta:editing-cycles>16</meta:editing-cycles>
    <meta:creation-date>2013-09-30T14:40:00</meta:creation-date>
    <dc:date>2017-07-23T11:29:30.31</dc:date>
    <meta:editing-duration>PT23M45S</meta:editing-duration>
    <meta:generator>OpenOffice/4.1.2$Win32 OpenOffice.org_project/412m3$Build-9782</meta:generator>
    <meta:document-statistic meta:table-count="0" meta:image-count="0" meta:object-count="0" meta:page-count="2" meta:paragraph-count="44" meta:word-count="567" meta:character-count="3059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